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693cm" style:rel-column-width="10383*"/>
    </style:style>
    <style:style style:name="Tabela1.B" style:family="table-column">
      <style:table-column-properties style:column-width="14.307cm" style:rel-column-width="55152*"/>
    </style:style>
    <style:style style:name="Tabela1.A1" style:family="table-cell">
      <style:table-cell-properties fo:background-color="#f79448" fo:padding="0.199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f79448" fo:padding="0.199cm" fo:border="0.05pt solid #000000">
        <style:background-image/>
      </style:table-cell-properties>
    </style:style>
    <style:style style:name="Tabela1.A2" style:family="table-cell">
      <style:table-cell-properties style:vertical-align=""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B3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4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4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5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5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6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6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7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7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8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8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9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9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0" style:family="table-cell">
      <style:table-cell-properties fo:background-color="#fedcc6" fo:padding="0.199cm" fo:border-left="0.05pt solid #000000" fo:border-right="none" fo:border-top="none" fo:border-bottom="0.05pt solid #000000">
        <style:background-image/>
      </style:table-cell-properties>
    </style:style>
    <style:style style:name="Tabela1.B10" style:family="table-cell">
      <style:table-cell-properties fo:background-color="#fedcc6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1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11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2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12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ela1.A13" style:family="table-cell">
      <style:table-cell-properties fo:background-color="#fcc79b" fo:padding="0.199cm" fo:border-left="0.05pt solid #000000" fo:border-right="none" fo:border-top="none" fo:border-bottom="0.05pt solid #000000">
        <style:background-image/>
      </style:table-cell-properties>
    </style:style>
    <style:style style:name="Tabela1.B13" style:family="table-cell">
      <style:table-cell-properties fo:background-color="#fcc79b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bold" officeooo:rsid="0011d209" officeooo:paragraph-rsid="0011d209" style:font-size-asian="11pt" style:font-weight-asian="bold" style:font-size-complex="11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bold" officeooo:rsid="00133724" officeooo:paragraph-rsid="002ebf1d" style:font-size-asian="11pt" style:font-weight-asian="bold" style:font-size-complex="11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bold" officeooo:rsid="00356d29" officeooo:paragraph-rsid="00356d29" style:font-size-asian="11pt" style:font-weight-asian="bold" style:font-size-complex="11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bold" officeooo:rsid="00133724" style:font-size-asian="11pt" style:font-weight-asian="bold" style:font-size-complex="11pt"/>
    </style:style>
    <style:style style:name="P5" style:family="paragraph" style:parent-style-name="Standard">
      <style:paragraph-properties fo:line-height="150%" fo:text-align="justify" style:justify-single-word="false"/>
      <style:text-properties fo:color="#1c1c1c" style:font-name="Arial" fo:font-size="11pt" officeooo:rsid="0011d209" officeooo:paragraph-rsid="0011d209" style:font-size-asian="11pt" style:font-size-complex="11pt"/>
    </style:style>
    <style:style style:name="P6" style:family="paragraph" style:parent-style-name="Standard">
      <style:paragraph-properties fo:line-height="150%" fo:text-align="justify" style:justify-single-word="false"/>
      <style:text-properties fo:color="#1c1c1c" style:font-name="Arial" fo:font-size="11pt" style:font-size-asian="11pt" style:font-size-complex="11pt"/>
    </style:style>
    <style:style style:name="P7" style:family="paragraph" style:parent-style-name="Standard">
      <style:paragraph-properties fo:line-height="150%" fo:text-align="justify" style:justify-single-word="false"/>
      <style:text-properties fo:color="#1c1c1c" style:font-name="Arial" fo:font-size="11pt" officeooo:paragraph-rsid="0011d209" style:font-size-asian="11pt" style:font-size-complex="11pt"/>
    </style:style>
    <style:style style:name="P8" style:family="paragraph" style:parent-style-name="Standard">
      <style:paragraph-properties fo:line-height="150%" fo:text-align="justify" style:justify-single-word="false"/>
      <style:text-properties fo:color="#1c1c1c" style:font-name="Arial" fo:font-size="11pt" officeooo:paragraph-rsid="00125909" style:font-size-asian="11pt" style:font-size-complex="11pt"/>
    </style:style>
    <style:style style:name="P9" style:family="paragraph" style:parent-style-name="Standard">
      <style:paragraph-properties fo:line-height="150%" fo:text-align="justify" style:justify-single-word="false"/>
      <style:text-properties fo:color="#1c1c1c" style:font-name="Arial" fo:font-size="11pt" officeooo:rsid="00133724" officeooo:paragraph-rsid="00133724" style:font-size-asian="11pt" style:font-size-complex="11pt"/>
    </style:style>
    <style:style style:name="P10" style:family="paragraph" style:parent-style-name="Standard">
      <style:paragraph-properties fo:line-height="150%" fo:text-align="justify" style:justify-single-word="false"/>
      <style:text-properties fo:color="#1c1c1c" style:font-name="Arial" fo:font-size="11pt" officeooo:rsid="0016530d" officeooo:paragraph-rsid="00125909" style:font-size-asian="11pt" style:font-size-complex="11pt"/>
    </style:style>
    <style:style style:name="P11" style:family="paragraph" style:parent-style-name="Standard">
      <style:paragraph-properties fo:line-height="150%" fo:text-align="justify" style:justify-single-word="false"/>
      <style:text-properties fo:color="#1c1c1c" style:font-name="Arial" fo:font-size="11pt" officeooo:rsid="0016e308" officeooo:paragraph-rsid="00125909" style:font-size-asian="11pt" style:font-size-complex="11pt"/>
    </style:style>
    <style:style style:name="P12" style:family="paragraph" style:parent-style-name="Standard">
      <style:paragraph-properties fo:line-height="150%" fo:text-align="justify" style:justify-single-word="false"/>
      <style:text-properties fo:color="#1c1c1c" style:font-name="Arial" fo:font-size="11pt" fo:font-style="normal" style:text-underline-style="none" fo:font-weight="bold" officeooo:rsid="00089770" officeooo:paragraph-rsid="001a812e" style:font-name-asian="Microsoft YaHei" style:font-size-asian="11pt" style:font-style-asian="normal" style:font-weight-asian="bold" style:font-name-complex="Arial1" style:font-size-complex="11pt" style:font-style-complex="normal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normal" officeooo:rsid="00125909" officeooo:paragraph-rsid="0030d9db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normal" officeooo:rsid="00339120" officeooo:paragraph-rsid="00339120" style:font-size-asian="11pt" style:font-weight-asian="normal" style:font-size-complex="11pt" style:font-weight-complex="normal"/>
    </style:style>
    <style:style style:name="P15" style:family="paragraph" style:parent-style-name="Standard">
      <style:paragraph-properties fo:line-height="150%" fo:text-align="justify" style:justify-single-word="false"/>
      <style:text-properties fo:color="#1c1c1c" style:font-name="Arial" fo:font-size="11pt" fo:font-weight="normal" officeooo:rsid="00356d29" officeooo:paragraph-rsid="00356d29" style:font-size-asian="11pt" style:font-weight-asian="normal" style:font-size-complex="11pt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11pt" officeooo:rsid="00356d29" officeooo:paragraph-rsid="00356d29" style:font-size-asian="11pt" style:font-size-complex="11pt"/>
    </style:style>
    <style:style style:name="P17" style:family="paragraph" style:parent-style-name="Table_20_Contents">
      <style:paragraph-properties fo:line-height="115%" fo:text-align="start" style:justify-single-word="false"/>
      <style:text-properties style:font-name="Arial" fo:font-size="11pt" officeooo:rsid="00356d29" officeooo:paragraph-rsid="00356d29" style:font-size-asian="11pt" style:font-size-complex="11pt"/>
    </style:style>
    <style:style style:name="P18" style:family="paragraph" style:parent-style-name="Table_20_Contents">
      <style:paragraph-properties fo:line-height="115%" fo:text-align="justify" style:justify-single-word="false"/>
      <style:text-properties style:font-name="Arial" fo:font-size="11pt" officeooo:rsid="00356d29" officeooo:paragraph-rsid="00356d29" style:font-size-asian="11pt" style:font-size-complex="11pt"/>
    </style:style>
    <style:style style:name="P19" style:family="paragraph" style:parent-style-name="Table_20_Contents">
      <style:paragraph-properties fo:text-align="center" style:justify-single-word="false"/>
      <style:text-properties style:font-name="Arial" fo:font-size="11pt" officeooo:rsid="0036c188" officeooo:paragraph-rsid="0036c188" style:font-size-asian="11pt" style:font-size-complex="11pt"/>
    </style:style>
    <style:style style:name="P20" style:family="paragraph" style:parent-style-name="Table_20_Contents">
      <style:paragraph-properties fo:line-height="115%" fo:text-align="justify" style:justify-single-word="false"/>
      <style:text-properties style:font-name="Arial" fo:font-size="11pt" officeooo:rsid="0036c188" officeooo:paragraph-rsid="0036c188" style:font-size-asian="11pt" style:font-size-complex="11pt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11pt" officeooo:rsid="0037f8d4" officeooo:paragraph-rsid="0037f8d4" style:font-size-asian="11pt" style:font-size-complex="11pt"/>
    </style:style>
    <style:style style:name="P22" style:family="paragraph" style:parent-style-name="Table_20_Contents">
      <style:paragraph-properties fo:line-height="115%" fo:text-align="justify" style:justify-single-word="false"/>
      <style:text-properties style:font-name="Arial" fo:font-size="11pt" fo:font-weight="bold" officeooo:rsid="0036c188" officeooo:paragraph-rsid="0036c188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line-height="115%" fo:text-align="justify" style:justify-single-word="false"/>
      <style:text-properties style:font-name="Arial" fo:font-size="11pt" fo:font-weight="bold" officeooo:rsid="0037f8d4" officeooo:paragraph-rsid="0037f8d4" style:font-size-asian="11pt" style:font-weight-asian="bold" style:font-size-complex="11pt" style:font-weight-complex="bold"/>
    </style:style>
    <style:style style:name="P24" style:family="paragraph" style:parent-style-name="Table_20_Contents">
      <style:paragraph-properties fo:line-height="115%" fo:text-align="start" style:justify-single-word="false"/>
      <style:text-properties style:font-name="Arial" fo:font-size="11pt" fo:font-weight="bold" officeooo:rsid="00356d29" officeooo:paragraph-rsid="00356d29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line-height="115%" fo:text-align="justify" style:justify-single-word="false"/>
      <style:text-properties style:font-name="Arial" fo:font-size="11pt" fo:font-weight="normal" officeooo:rsid="0037f8d4" officeooo:paragraph-rsid="0037f8d4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000000" style:font-name="Arial" fo:font-size="11pt" fo:font-weight="bold" officeooo:rsid="00356d29" officeooo:paragraph-rsid="00356d29" style:font-size-asian="11pt" style:font-weight-asian="bold" style:font-size-complex="11pt" style:font-weight-complex="bold"/>
    </style:style>
    <style:style style:name="P27" style:family="paragraph" style:parent-style-name="Standard" style:list-style-name="L1">
      <style:paragraph-properties fo:line-height="150%" fo:text-align="justify" style:justify-single-word="false"/>
      <style:text-properties fo:color="#1c1c1c" style:font-name="Arial" fo:font-size="11pt" officeooo:rsid="0016530d" officeooo:paragraph-rsid="0016530d" style:font-size-asian="11pt" style:font-size-complex="11pt"/>
    </style:style>
    <style:style style:name="P28" style:family="paragraph" style:parent-style-name="Standard" style:list-style-name="L1">
      <style:paragraph-properties fo:line-height="150%" fo:text-align="justify" style:justify-single-word="false"/>
      <style:text-properties fo:color="#1c1c1c" style:font-name="Arial" fo:font-size="11pt" officeooo:rsid="0019425c" officeooo:paragraph-rsid="0019425c" style:font-size-asian="11pt" style:font-size-complex="11pt"/>
    </style:style>
    <style:style style:name="P29" style:family="paragraph" style:parent-style-name="Standard" style:list-style-name="L1">
      <style:paragraph-properties fo:line-height="150%" fo:text-align="justify" style:justify-single-word="false"/>
      <style:text-properties fo:color="#1c1c1c" style:font-name="Arial" fo:font-size="11pt" officeooo:rsid="001b35e1" officeooo:paragraph-rsid="001b35e1" style:font-size-asian="11pt" style:font-size-complex="11pt"/>
    </style:style>
    <style:style style:name="P30" style:family="paragraph" style:parent-style-name="Standard" style:list-style-name="L1">
      <style:paragraph-properties fo:line-height="150%" fo:text-align="justify" style:justify-single-word="false"/>
      <style:text-properties fo:color="#1c1c1c" style:font-name="Arial" fo:font-size="11pt" officeooo:rsid="001bf1bd" officeooo:paragraph-rsid="001bf1bd" style:font-size-asian="11pt" style:font-size-complex="11pt"/>
    </style:style>
    <style:style style:name="P31" style:family="paragraph" style:parent-style-name="Standard" style:list-style-name="L2">
      <style:paragraph-properties fo:line-height="150%" fo:text-align="justify" style:justify-single-word="false"/>
      <style:text-properties fo:color="#1c1c1c" style:font-name="Arial" fo:font-size="11pt" fo:font-weight="normal" officeooo:rsid="001c7132" officeooo:paragraph-rsid="001c7132" style:font-size-asian="11pt" style:font-weight-asian="normal" style:font-size-complex="11pt" style:font-weight-complex="normal"/>
    </style:style>
    <style:style style:name="P32" style:family="paragraph" style:parent-style-name="Standard" style:list-style-name="L2">
      <style:paragraph-properties fo:line-height="150%" fo:text-align="justify" style:justify-single-word="false"/>
      <style:text-properties fo:color="#1c1c1c" style:font-name="Arial" fo:font-size="11pt" fo:font-weight="normal" officeooo:rsid="001c7132" officeooo:paragraph-rsid="001eb76b" style:font-size-asian="11pt" style:font-weight-asian="normal" style:font-size-complex="11pt" style:font-weight-complex="normal"/>
    </style:style>
    <style:style style:name="P33" style:family="paragraph" style:parent-style-name="Standard" style:list-style-name="L2">
      <style:paragraph-properties fo:line-height="150%" fo:text-align="justify" style:justify-single-word="false"/>
      <style:text-properties fo:color="#1c1c1c" style:font-name="Arial" fo:font-size="11pt" fo:font-weight="normal" officeooo:rsid="001eb76b" officeooo:paragraph-rsid="001eb76b" style:font-size-asian="11pt" style:font-weight-asian="normal" style:font-size-complex="11pt" style:font-weight-complex="normal"/>
    </style:style>
    <style:style style:name="P34" style:family="paragraph" style:parent-style-name="Standard" style:list-style-name="L2">
      <style:paragraph-properties fo:line-height="150%" fo:text-align="justify" style:justify-single-word="false"/>
      <style:text-properties fo:color="#1c1c1c" style:font-name="Arial" fo:font-size="11pt" fo:font-weight="normal" officeooo:rsid="001ef788" officeooo:paragraph-rsid="001ef788" style:font-size-asian="11pt" style:font-weight-asian="normal" style:font-size-complex="11pt" style:font-weight-complex="normal"/>
    </style:style>
    <style:style style:name="P35" style:family="paragraph" style:parent-style-name="Standard" style:list-style-name="L2">
      <style:paragraph-properties fo:line-height="150%" fo:text-align="justify" style:justify-single-word="false"/>
      <style:text-properties fo:color="#1c1c1c" style:font-name="Arial" fo:font-size="11pt" fo:font-weight="normal" officeooo:rsid="001dc155" officeooo:paragraph-rsid="001eb76b" style:font-size-asian="11pt" style:font-weight-asian="normal" style:font-size-complex="11pt" style:font-weight-complex="normal"/>
    </style:style>
    <style:style style:name="P36" style:family="paragraph" style:parent-style-name="Standard" style:list-style-name="L2">
      <style:paragraph-properties fo:line-height="150%" fo:text-align="justify" style:justify-single-word="false"/>
      <style:text-properties fo:color="#1c1c1c" style:font-name="Arial" fo:font-size="11pt" fo:font-weight="normal" officeooo:rsid="002138de" officeooo:paragraph-rsid="00206950" style:font-size-asian="11pt" style:font-weight-asian="normal" style:font-size-complex="11pt" style:font-weight-complex="normal"/>
    </style:style>
    <style:style style:name="P37" style:family="paragraph" style:parent-style-name="Standard" style:list-style-name="L2">
      <style:paragraph-properties fo:line-height="150%" fo:text-align="justify" style:justify-single-word="false"/>
      <style:text-properties fo:color="#1c1c1c" style:font-name="Arial" fo:font-size="11pt" fo:font-weight="normal" officeooo:rsid="003246ac" officeooo:paragraph-rsid="00206950" style:font-size-asian="11pt" style:font-weight-asian="normal" style:font-size-complex="11pt" style:font-weight-complex="normal"/>
    </style:style>
    <style:style style:name="P38" style:family="paragraph" style:parent-style-name="Standard" style:list-style-name="L3">
      <style:paragraph-properties fo:line-height="150%" fo:text-align="justify" style:justify-single-word="false"/>
      <style:text-properties fo:color="#1c1c1c" style:font-name="Arial" fo:font-size="11pt" fo:font-weight="normal" officeooo:rsid="002cdb16" officeooo:paragraph-rsid="002cdb16" style:font-size-asian="11pt" style:font-weight-asian="normal" style:font-size-complex="11pt" style:font-weight-complex="normal"/>
    </style:style>
    <style:style style:name="P39" style:family="paragraph" style:parent-style-name="Standard" style:list-style-name="L3">
      <style:paragraph-properties fo:line-height="150%" fo:text-align="justify" style:justify-single-word="false"/>
      <style:text-properties fo:color="#1c1c1c" style:font-name="Arial" fo:font-size="11pt" fo:font-weight="normal" officeooo:rsid="002cdb16" officeooo:paragraph-rsid="0043b2a9" style:font-size-asian="11pt" style:font-weight-asian="normal" style:font-size-complex="11pt" style:font-weight-complex="normal"/>
    </style:style>
    <style:style style:name="P40" style:family="paragraph" style:parent-style-name="Standard" style:list-style-name="L3">
      <style:paragraph-properties fo:line-height="150%" fo:text-align="justify" style:justify-single-word="false"/>
      <style:text-properties fo:color="#1c1c1c" style:font-name="Arial" fo:font-size="11pt" fo:font-weight="normal" officeooo:rsid="00283f6b" officeooo:paragraph-rsid="00283f6b" style:font-size-asian="11pt" style:font-weight-asian="normal" style:font-size-complex="11pt" style:font-weight-complex="normal"/>
    </style:style>
    <style:style style:name="P41" style:family="paragraph" style:parent-style-name="Standard" style:list-style-name="L3">
      <style:paragraph-properties fo:line-height="150%" fo:text-align="justify" style:justify-single-word="false"/>
      <style:text-properties fo:color="#1c1c1c" style:font-name="Arial" fo:font-size="11pt" fo:font-weight="normal" officeooo:rsid="0029f965" officeooo:paragraph-rsid="0029f965" style:font-size-asian="11pt" style:font-weight-asian="normal" style:font-size-complex="11pt" style:font-weight-complex="normal"/>
    </style:style>
    <style:style style:name="P42" style:family="paragraph" style:parent-style-name="Standard" style:list-style-name="L3">
      <style:paragraph-properties fo:line-height="150%" fo:text-align="justify" style:justify-single-word="false"/>
      <style:text-properties fo:color="#1c1c1c" style:font-name="Arial" fo:font-size="11pt" fo:font-weight="normal" officeooo:rsid="002ab356" officeooo:paragraph-rsid="0029f965" style:font-size-asian="11pt" style:font-weight-asian="normal" style:font-size-complex="11pt" style:font-weight-complex="normal"/>
    </style:style>
    <style:style style:name="P43" style:family="paragraph" style:parent-style-name="Standard" style:list-style-name="L3">
      <style:paragraph-properties fo:line-height="150%" fo:text-align="justify" style:justify-single-word="false"/>
      <style:text-properties fo:color="#1c1c1c" style:font-name="Arial" fo:font-size="11pt" fo:font-weight="normal" officeooo:rsid="002ab356" officeooo:paragraph-rsid="002aafb6" style:font-size-asian="11pt" style:font-weight-asian="normal" style:font-size-complex="11pt" style:font-weight-complex="normal"/>
    </style:style>
    <style:style style:name="P44" style:family="paragraph" style:parent-style-name="Standard" style:list-style-name="L3">
      <style:paragraph-properties fo:line-height="150%" fo:text-align="justify" style:justify-single-word="false"/>
      <style:text-properties fo:color="#1c1c1c" style:font-name="Arial" fo:font-size="11pt" fo:font-weight="normal" officeooo:rsid="002aafb6" officeooo:paragraph-rsid="002aafb6" style:font-size-asian="11pt" style:font-weight-asian="normal" style:font-size-complex="11pt" style:font-weight-complex="normal"/>
    </style:style>
    <style:style style:name="P45" style:family="paragraph" style:parent-style-name="Standard" style:list-style-name="L3">
      <style:paragraph-properties fo:line-height="150%" fo:text-align="justify" style:justify-single-word="false"/>
      <style:text-properties fo:color="#1c1c1c" style:font-name="Arial" fo:font-size="11pt" fo:font-weight="normal" officeooo:rsid="00339120" officeooo:paragraph-rsid="00339120" style:font-size-asian="11pt" style:font-weight-asian="normal" style:font-size-complex="11pt" style:font-weight-complex="normal"/>
    </style:style>
    <style:style style:name="P46" style:family="paragraph" style:parent-style-name="Standard" style:list-style-name="L3">
      <style:paragraph-properties fo:line-height="150%" fo:text-align="justify" style:justify-single-word="false"/>
      <style:text-properties fo:color="#1c1c1c" style:font-name="Arial" fo:font-size="11pt" fo:font-weight="bold" officeooo:rsid="00133724" officeooo:paragraph-rsid="002ebf1d" style:font-size-asian="11pt" style:font-weight-asian="bold" style:font-size-complex="11pt" style:font-weight-complex="bold"/>
    </style:style>
    <style:style style:name="P47" style:family="paragraph" style:parent-style-name="Standard" style:list-style-name="L3">
      <style:paragraph-properties fo:line-height="150%" fo:text-align="justify" style:justify-single-word="false"/>
      <style:text-properties fo:color="#1c1c1c" style:font-name="Arial" fo:font-size="11pt" fo:font-weight="bold" officeooo:rsid="002cdb16" officeooo:paragraph-rsid="0043b2a9" style:font-size-asian="11pt" style:font-weight-asian="bold" style:font-size-complex="11pt" style:font-weight-complex="bold"/>
    </style:style>
    <style:style style:name="P48" style:family="paragraph" style:parent-style-name="Standard" style:list-style-name="L3">
      <style:paragraph-properties fo:line-height="150%" fo:text-align="justify" style:justify-single-word="false"/>
      <style:text-properties fo:color="#1c1c1c" style:font-name="Arial" fo:font-size="11pt" fo:font-weight="bold" officeooo:rsid="0026b63d" officeooo:paragraph-rsid="0026b63d" style:font-size-asian="11pt" style:font-weight-asian="bold" style:font-size-complex="11pt" style:font-weight-complex="bold"/>
    </style:style>
    <style:style style:name="P49" style:family="paragraph" style:parent-style-name="Standard" style:list-style-name="L3">
      <style:paragraph-properties fo:line-height="150%" fo:text-align="justify" style:justify-single-word="false"/>
      <style:text-properties fo:color="#1c1c1c" style:font-name="Arial" fo:font-size="11pt" fo:font-weight="bold" officeooo:rsid="0029a555" officeooo:paragraph-rsid="0029a555" style:font-size-asian="11pt" style:font-weight-asian="bold" style:font-size-complex="11pt" style:font-weight-complex="bold"/>
    </style:style>
    <style:style style:name="P50" style:family="paragraph" style:parent-style-name="Standard" style:list-style-name="L3">
      <style:paragraph-properties fo:line-height="150%" fo:text-align="justify" style:justify-single-word="false"/>
      <style:text-properties fo:color="#1c1c1c" style:font-name="Arial" fo:font-size="11pt" fo:font-weight="bold" officeooo:rsid="00283f6b" officeooo:paragraph-rsid="00283f6b" style:font-size-asian="11pt" style:font-weight-asian="bold" style:font-size-complex="11pt" style:font-weight-complex="bold"/>
    </style:style>
    <style:style style:name="P51" style:family="paragraph" style:parent-style-name="Standard" style:list-style-name="L3">
      <style:paragraph-properties fo:line-height="150%" fo:text-align="justify" style:justify-single-word="false"/>
      <style:text-properties fo:color="#1c1c1c" style:font-name="Arial" fo:font-size="11pt" fo:font-weight="bold" officeooo:rsid="00283f6b" officeooo:paragraph-rsid="0029f965" style:font-size-asian="11pt" style:font-weight-asian="bold" style:font-size-complex="11pt" style:font-weight-complex="bold"/>
    </style:style>
    <style:style style:name="P52" style:family="paragraph" style:parent-style-name="Standard" style:list-style-name="L2">
      <style:paragraph-properties fo:line-height="150%" fo:text-align="justify" style:justify-single-word="false"/>
      <style:text-properties fo:color="#1c1c1c" fo:font-size="11pt" officeooo:paragraph-rsid="001ef788" style:font-size-asian="11pt" style:font-size-complex="11pt"/>
    </style:style>
    <style:style style:name="P53" style:family="paragraph" style:parent-style-name="Standard" style:list-style-name="L2">
      <style:paragraph-properties fo:line-height="150%" fo:text-align="justify" style:justify-single-word="false"/>
      <style:text-properties fo:color="#1c1c1c" fo:font-size="11pt" officeooo:rsid="00206950" officeooo:paragraph-rsid="0024bc9b" style:font-size-asian="11pt" style:font-size-complex="11pt"/>
    </style:style>
    <style:style style:name="P54" style:family="paragraph" style:parent-style-name="Standard" style:list-style-name="L2">
      <style:paragraph-properties fo:line-height="150%" fo:text-align="justify" style:justify-single-word="false"/>
      <style:text-properties fo:color="#1c1c1c" fo:font-size="11pt" officeooo:rsid="002138de" officeooo:paragraph-rsid="0024bc9b" style:font-size-asian="11pt" style:font-size-complex="11pt"/>
    </style:style>
    <style:style style:name="P55" style:family="paragraph" style:parent-style-name="Standard" style:list-style-name="L2">
      <style:paragraph-properties fo:line-height="150%" fo:text-align="justify" style:justify-single-word="false"/>
      <style:text-properties fo:color="#1c1c1c" fo:font-size="11pt" officeooo:rsid="002138de" officeooo:paragraph-rsid="002138de" style:font-size-asian="11pt" style:font-size-complex="11pt"/>
    </style:style>
    <style:style style:name="P56" style:family="paragraph" style:parent-style-name="Standard" style:list-style-name="L2">
      <style:paragraph-properties fo:line-height="150%" fo:text-align="justify" style:justify-single-word="false"/>
      <style:text-properties fo:color="#1c1c1c" fo:font-size="11pt" officeooo:rsid="002138de" officeooo:paragraph-rsid="00206950" style:font-size-asian="11pt" style:font-size-complex="11pt"/>
    </style:style>
    <style:style style:name="P57" style:family="paragraph" style:parent-style-name="Standard" style:list-style-name="L2">
      <style:paragraph-properties fo:line-height="150%" fo:text-align="justify" style:justify-single-word="false"/>
      <style:text-properties fo:color="#1c1c1c" fo:font-size="11pt" officeooo:rsid="003246ac" officeooo:paragraph-rsid="003246ac" style:font-size-asian="11pt" style:font-size-complex="11pt"/>
    </style:style>
    <style:style style:name="T1" style:family="text">
      <style:text-properties style:font-name="Arial" fo:font-weight="normal" style:font-weight-asian="normal" style:font-weight-complex="normal"/>
    </style:style>
    <style:style style:name="T2" style:family="text">
      <style:text-properties style:font-name="Arial" fo:font-weight="normal" officeooo:rsid="001dc155" style:font-weight-asian="normal" style:font-weight-complex="normal"/>
    </style:style>
    <style:style style:name="T3" style:family="text">
      <style:text-properties style:font-name="Arial" fo:font-weight="normal" officeooo:rsid="00206950" style:font-weight-asian="normal" style:font-weight-complex="normal"/>
    </style:style>
    <style:style style:name="T4" style:family="text">
      <style:text-properties style:font-name="Arial" fo:font-weight="normal" officeooo:rsid="002138de" style:font-weight-asian="normal" style:font-weight-complex="normal"/>
    </style:style>
    <style:style style:name="T5" style:family="text">
      <style:text-properties style:font-name="Arial" fo:font-weight="normal" officeooo:rsid="001ef788" style:font-weight-asian="normal" style:font-weight-complex="normal"/>
    </style:style>
    <style:style style:name="T6" style:family="text">
      <style:text-properties style:font-name="Arial" fo:font-weight="normal" officeooo:rsid="0024bc9b" style:font-weight-asian="normal" style:font-weight-complex="normal"/>
    </style:style>
    <style:style style:name="T7" style:family="text">
      <style:text-properties style:font-name="Arial" fo:font-weight="normal" officeooo:rsid="0022129e" style:font-weight-asian="normal" style:font-weight-complex="normal"/>
    </style:style>
    <style:style style:name="T8" style:family="text">
      <style:text-properties style:font-name="Arial" fo:font-weight="normal" officeooo:rsid="0030d9db" style:font-weight-asian="normal" style:font-weight-complex="normal"/>
    </style:style>
    <style:style style:name="T9" style:family="text">
      <style:text-properties style:font-name="Arial" fo:font-weight="normal" officeooo:rsid="003246ac" style:font-weight-asian="normal" style:font-weight-complex="normal"/>
    </style:style>
    <style:style style:name="T10" style:family="text">
      <style:text-properties style:font-name="Arial" officeooo:rsid="001ef788"/>
    </style:style>
    <style:style style:name="T11" style:family="text">
      <style:text-properties style:font-name="Arial" officeooo:rsid="001dc155"/>
    </style:style>
    <style:style style:name="T12" style:family="text">
      <style:text-properties style:font-name="Arial" officeooo:rsid="001eb76b"/>
    </style:style>
    <style:style style:name="T13" style:family="text">
      <style:text-properties fo:font-weight="bold" style:font-weight-asian="bold"/>
    </style:style>
    <style:style style:name="T14" style:family="text">
      <style:text-properties fo:font-weight="bold" officeooo:rsid="0011d209" style:font-weight-asian="bold" style:font-weight-complex="bold"/>
    </style:style>
    <style:style style:name="T15" style:family="text">
      <style:text-properties fo:font-weight="bold" officeooo:rsid="0011d209" style:font-weight-asian="bold"/>
    </style:style>
    <style:style style:name="T16" style:family="text">
      <style:text-properties fo:font-weight="bold" officeooo:rsid="00133724" style:font-weight-asian="bold"/>
    </style:style>
    <style:style style:name="T17" style:family="text">
      <style:text-properties fo:font-weight="bold" officeooo:rsid="0014eac5" style:font-weight-asian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adb86" style:font-weight-asian="normal" style:font-weight-complex="normal"/>
    </style:style>
    <style:style style:name="T20" style:family="text">
      <style:text-properties fo:font-weight="normal" officeooo:rsid="009af0a8" style:font-weight-asian="normal" style:font-weight-complex="normal"/>
    </style:style>
    <style:style style:name="T21" style:family="text">
      <style:text-properties fo:font-weight="normal" officeooo:rsid="0016530d" style:font-weight-asian="normal" style:font-weight-complex="normal"/>
    </style:style>
    <style:style style:name="T22" style:family="text">
      <style:text-properties fo:font-weight="normal" officeooo:rsid="0016e308" style:font-weight-asian="normal" style:font-weight-complex="normal"/>
    </style:style>
    <style:style style:name="T23" style:family="text">
      <style:text-properties fo:font-weight="normal" officeooo:rsid="001a812e" style:font-weight-asian="normal" style:font-weight-complex="normal"/>
    </style:style>
    <style:style style:name="T24" style:family="text">
      <style:text-properties fo:font-weight="normal" officeooo:rsid="0017b775" style:font-weight-asian="normal" style:font-weight-complex="normal"/>
    </style:style>
    <style:style style:name="T25" style:family="text">
      <style:text-properties fo:font-weight="normal" officeooo:rsid="0019425c" style:font-weight-asian="normal" style:font-weight-complex="normal"/>
    </style:style>
    <style:style style:name="T26" style:family="text">
      <style:text-properties fo:font-weight="normal" officeooo:rsid="001b35e1" style:font-weight-asian="normal" style:font-weight-complex="normal"/>
    </style:style>
    <style:style style:name="T27" style:family="text">
      <style:text-properties fo:font-weight="normal" officeooo:rsid="00206950" style:font-weight-asian="normal" style:font-weight-complex="normal"/>
    </style:style>
    <style:style style:name="T28" style:family="text">
      <style:text-properties fo:font-weight="normal" officeooo:rsid="001bf1bd" style:font-weight-asian="normal" style:font-weight-complex="normal"/>
    </style:style>
    <style:style style:name="T29" style:family="text">
      <style:text-properties fo:font-weight="normal" officeooo:rsid="001c7132" style:font-weight-asian="normal" style:font-weight-complex="normal"/>
    </style:style>
    <style:style style:name="T30" style:family="text">
      <style:text-properties fo:font-weight="normal" officeooo:rsid="002cdb16" style:font-weight-asian="normal" style:font-weight-complex="normal"/>
    </style:style>
    <style:style style:name="T31" style:family="text">
      <style:text-properties fo:font-weight="normal" officeooo:rsid="00283f6b" style:font-weight-asian="normal" style:font-weight-complex="normal"/>
    </style:style>
    <style:style style:name="T32" style:family="text">
      <style:text-properties fo:font-weight="normal" officeooo:rsid="0029f1b4" style:font-weight-asian="normal" style:font-weight-complex="normal"/>
    </style:style>
    <style:style style:name="T33" style:family="text">
      <style:text-properties fo:font-weight="normal" officeooo:rsid="003b405e" style:font-weight-asian="normal" style:font-weight-complex="normal"/>
    </style:style>
    <style:style style:name="T34" style:family="text">
      <style:text-properties officeooo:rsid="002bc321"/>
    </style:style>
    <style:style style:name="T35" style:family="text">
      <style:text-properties officeooo:rsid="00125909"/>
    </style:style>
    <style:style style:name="T36" style:family="text">
      <style:text-properties fo:font-style="normal" style:text-underline-style="solid" style:text-underline-width="auto" style:text-underline-color="font-color" officeooo:rsid="00125909" style:font-style-asian="normal" style:font-style-complex="normal"/>
    </style:style>
    <style:style style:name="T37" style:family="text">
      <style:text-properties officeooo:rsid="001dc155"/>
    </style:style>
    <style:style style:name="T38" style:family="text">
      <style:text-properties officeooo:rsid="00206950"/>
    </style:style>
    <style:style style:name="T39" style:family="text">
      <style:text-properties officeooo:rsid="001eb76b"/>
    </style:style>
    <style:style style:name="T40" style:family="text">
      <style:text-properties officeooo:rsid="001ef788"/>
    </style:style>
    <style:style style:name="T41" style:family="text">
      <style:text-properties officeooo:rsid="0036c188"/>
    </style:style>
    <style:style style:name="T42" style:family="text">
      <style:text-properties officeooo:rsid="0037f8d4"/>
    </style:style>
    <style:style style:name="T43" style:family="text">
      <style:text-properties officeooo:rsid="004077e4"/>
    </style:style>
    <style:style style:name="T44" style:family="text">
      <style:text-properties fo:color="#1c1c1c" style:font-name="Arial" fo:font-size="11pt" fo:font-weight="normal" officeooo:rsid="002cdb16" style:font-size-asian="11pt" style:font-weight-asian="normal" style:font-size-complex="11pt" style:font-weight-complex="normal"/>
    </style:style>
    <style:style style:name="T45" style:family="text">
      <style:text-properties officeooo:rsid="002c127b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PROJETO 001 – CRONÔMETRO</text:p>
      <text:p text:style-name="P5"/>
      <text:p text:style-name="P7"><text:span text:style-name="T14">1.</text:span><text:span text:style-name="T13"> Descrição</text:span><text:tab/></text:p>
      <text:p text:style-name="P12"><text:tab/><text:span text:style-name="T19">Um cronômetro que o usuário </text:span><text:span text:style-name="T20">usa para iniciar, pausar e reiniciar uma contagem progressiva de tempo</text:span><text:span text:style-name="T19">.</text:span></text:p>
      <text:p text:style-name="P6"/>
      <text:p text:style-name="P6"><text:span text:style-name="T15">2. </text:span><text:span text:style-name="T13">Aparência</text:span></text:p>
      <text:p text:style-name="P8"><text:tab/><text:span text:style-name="T35">A interface visual do cronômetro consiste em um fundo circular, com um campo retangular dentro para indicar o tempo de contagem, e três botões abaixo do campo. O tamanho da interface visual </text:span><text:span text:style-name="T36">não</text:span><text:span text:style-name="T35"> deve alterar conforme o tamanho da tela, portanto o tamanho deve ser testado primeiro.</text:span></text:p>
      <text:p text:style-name="P10"><text:tab/>A interface visual deve ficar centralizada horizontalmente e um pouco abaixo do canto superior da tela. Para saber a distância ideal, testar valores em pixel após determinar o tamanho da interface.</text:p>
      <text:p text:style-name="P11"><text:tab/>(Mobile) O fundo circular é removido para melhor visualização dos elementos essenciais, e o campo fica transparente, deixando somente a fonte visível.</text:p>
      <text:p text:style-name="P6"/>
      <text:p text:style-name="P9"><text:span text:style-name="T16">3. </text:span><text:span text:style-name="T17">Componentes</text:span></text:p>
      <text:p text:style-name="P6"><text:span text:style-name="T16"><text:tab/></text:span><text:span text:style-name="T21">O cronômetro contém 5 </text:span><text:span text:style-name="T22">componentes: 1 componente visua</text:span><text:span text:style-name="T33">l,</text:span><text:span text:style-name="T22"> </text:span><text:span text:style-name="T23">3</text:span><text:span text:style-name="T22"> componentes interativos </text:span><text:span text:style-name="T23">e 1 componente de saída</text:span><text:span text:style-name="T22">.</text:span></text:p>
      <text:list xml:id="list2895676373" text:style-name="L1">
        <text:list-item>
          <text:p text:style-name="P27"><text:span text:style-name="T24">Fundo circular</text:span><text:span text:style-name="T18">:</text:span><text:span text:style-name="T22"> componente visual que </text:span><text:span text:style-name="T25">engloba os outros componentes;</text:span></text:p>
        </text:list-item>
        <text:list-item>
          <text:p text:style-name="P28"><text:span text:style-name="T18">Campo </text:span><text:span text:style-name="T23">de tempo</text:span><text:span text:style-name="T18">: componente </text:span><text:span text:style-name="T23">de saída</text:span><text:span text:style-name="T18"> </text:span><text:span text:style-name="T23">que mostra a contagem de tempo </text:span><text:span text:style-name="T26">pro</text:span><text:span text:style-name="T23">gressiva;</text:span></text:p>
        </text:list-item>
        <text:list-item>
          <text:p text:style-name="P29"><text:span text:style-name="T18">Botão </text:span><text:span text:style-name="T27">de</text:span><text:span text:style-name="T18"> in</text:span><text:span text:style-name="T27">ício</text:span><text:span text:style-name="T18">: componente interativo </text:span><text:span text:style-name="T28">que inicia/continua a contagem de tempo progressiva;</text:span></text:p>
        </text:list-item>
        <text:list-item>
          <text:p text:style-name="P30"><text:span text:style-name="T18">Botão </text:span><text:span text:style-name="T27">de</text:span><text:span text:style-name="T18"> pausa: componente interativo que interrompe a contagem de tempo progressiva e mantém o valor atual no campo;</text:span></text:p>
        </text:list-item>
        <text:list-item>
          <text:p text:style-name="P30"><text:span text:style-name="T29">Botão </text:span><text:span text:style-name="T27">de</text:span><text:span text:style-name="T29"> </text:span><text:span text:style-name="T27">zera</text:span><text:span text:style-name="T29">r: componente interativo que apaga a contagem de tempo atual e a retorna para zero.</text:span></text:p>
        </text:list-item>
      </text:list>
      <text:p text:style-name="P4"/>
      <text:p text:style-name="P6"><text:span text:style-name="T16">4</text:span><text:span text:style-name="T13">. Funcionalidades</text:span><text:span text:style-name="T13"><text:text-input text:description=""/></text:span></text:p>
      <text:list xml:id="list3950874225" text:style-name="L2">
        <text:list-item>
          <text:p text:style-name="P31">O campo de tempo deve mostrar a contagem de tempo no formato <text:span text:style-name="T37">{ </text:span>minutos:segundos:milissegundos <text:span text:style-name="T37">}</text:span>.</text:p>
        </text:list-item>
        <text:list-item>
          <text:p text:style-name="P33">Os valores correspondentes a milissegundos e segundos não podem passar de 60.</text:p>
        </text:list-item>
        <text:list-item>
          <text:p text:style-name="P34">O valor máximo de tempo é 99:59:59, e se a contagem passar disso, <text:span text:style-name="T38">ela</text:span> será zerada.</text:p>
        </text:list-item>
        <text:list-item>
          <text:p text:style-name="P32">O campo de tempo deve estar com o valor zerado e a contagem <text:span text:style-name="T39">[</text:span>parada<text:span text:style-name="T39">]</text:span> ao iniciar.</text:p>
        </text:list-item>
        <text:list-item>
          <text:p text:style-name="P35">O cronômetro deve <text:span text:style-name="T39">atualizar internamente</text:span> o valor de tempo atual da contagem <text:span text:style-name="T39">quando esta estiver [ativa].</text:span></text:p>
        </text:list-item>
        <text:list-item>
          <text:p text:style-name="P33"><text:soft-page-break/>O cronômetro deve armazenar <text:span text:style-name="T40">internamente</text:span> o valor de tempo atual da contagem quando esta estiver [parada].</text:p>
        </text:list-item>
        <text:list-item>
          <text:p text:style-name="P33"><text:span text:style-name="T38">O valor de saída da contagem</text:span> deve ser constantemente atualizada no campo de tempo quando a contagem estiver [ativa].</text:p>
        </text:list-item>
        <text:list-item>
          <text:p text:style-name="P52"><text:span text:style-name="T2">Quando o usuário clicar no botão </text:span><text:span text:style-name="T3">de</text:span><text:span text:style-name="T2"> in</text:span><text:span text:style-name="T4">ício</text:span><text:span text:style-name="T2">, deve haver 2 resultados possíveis:</text:span></text:p>
          <text:list>
            <text:list-header>
              <text:p text:style-name="P52"><text:span text:style-name="T10">a) </text:span><text:span text:style-name="T11">Se a contagem estiver [parada], ela deve continuar a partir do tempo atual </text:span><text:span text:style-name="T12">e mudar seu estado para [ativa]</text:span><text:span text:style-name="T11">;</text:span></text:p>
              <text:p text:style-name="P52"><text:span text:style-name="T5">b) </text:span><text:span text:style-name="T2">Se a contagem estiver [ativa], nada acontece.</text:span></text:p>
            </text:list-header>
          </text:list>
        </text:list-item>
        <text:list-item>
          <text:p text:style-name="P53"><text:span text:style-name="T2">Q</text:span><text:span text:style-name="T1">uando o usuário clicar no botão de pausa, </text:span><text:span text:style-name="T4">deve haver 2 resultados possíveis:</text:span></text:p>
          <text:list>
            <text:list-header>
              <text:p text:style-name="P54"><text:span text:style-name="T6">a</text:span><text:span text:style-name="T1">) </text:span><text:span text:style-name="T7">Se a contagem estiver [ativa], ela deve parar no valor </text:span><text:span text:style-name="T6">de tempo</text:span><text:span text:style-name="T7"> atual e mudar seu estado para [parada];</text:span></text:p>
              <text:p text:style-name="P55"><text:span text:style-name="T6">b</text:span><text:span text:style-name="T1">) Se a contagem estiver [parada], nada acontece.</text:span></text:p>
            </text:list-header>
          </text:list>
        </text:list-item>
        <text:list-item>
          <text:p text:style-name="P36">Quando o usuário clicar no botão de zerar, independente do estado da contagem, ela deverá ser zerada e ficar [parada].</text:p>
        </text:list-item>
        <text:list-item>
          <text:p text:style-name="P56"><text:span text:style-name="T8">(Mobile) O cronômetro não apresenta um </text:span><text:span text:style-name="T9">fundo circular</text:span><text:span text:style-name="T8">, somente o fundo </text:span><text:span text:style-name="T9">colorido.</text:span></text:p>
        </text:list-item>
        <text:list-item>
          <text:p text:style-name="P37">(Mobile) O campo de tempo fica transparente e somente a fonte permanece visível.</text:p>
        </text:list-item>
        <text:list-item>
          <text:p text:style-name="P57"><text:span text:style-name="T9">(</text:span><text:span text:style-name="T1">Mobile) O cronômetro não pode virar conforme orientação do dispositivo.</text:span></text:p>
        </text:list-item>
      </text:list>
      <text:p text:style-name="P13"/>
      <text:p text:style-name="P2">5<text:span text:style-name="T35">. Lista de Tarefas</text:span></text:p>
      <text:list xml:id="list4276834737" text:style-name="L3">
        <text:list-item>
          <text:p text:style-name="P46"><text:span text:style-name="T22">C</text:span><text:span text:style-name="T30">riar a base do documento HTML.</text:span></text:p>
        </text:list-item>
        <text:list-item>
          <text:p text:style-name="P47"><text:span text:style-name="T22">C</text:span><text:span text:style-name="T18">riar a base do documento CSS.</text:span></text:p>
        </text:list-item>
        <text:list-item>
          <text:p text:style-name="P39"><text:span text:style-name="T45">Faze</text:span><text:span text:style-name="T18">r </text:span><text:span text:style-name="T45">referência</text:span><text:span text:style-name="T18"> </text:span><text:span text:style-name="T45">a</text:span><text:span text:style-name="T18">o documento “reset.css” </text:span><text:span text:style-name="T45">dentro do HTML</text:span><text:span text:style-name="T18">.</text:span></text:p>
        </text:list-item>
        <text:list-item>
          <text:p text:style-name="P38">Criar a interface do cronômetro.</text:p>
        </text:list-item>
        <text:list-item>
          <text:p text:style-name="P48"><text:span text:style-name="T22">T</text:span><text:span text:style-name="T18">estar </text:span><text:span text:style-name="T31">o tamanho da interface e a visibilidade.</text:span></text:p>
        </text:list-item>
        <text:list-item>
          <text:p text:style-name="P40">Testar a distância entre interface visual e o canto superior da tela.</text:p>
        </text:list-item>
        <text:list-item>
          <text:p text:style-name="P49"><text:span text:style-name="T18">Centralizar </text:span><text:span text:style-name="T32">horizontalmente </text:span><text:span text:style-name="T18">a interface visual </text:span><text:span text:style-name="T32">na tela</text:span><text:span text:style-name="T18">.</text:span></text:p>
        </text:list-item>
        <text:list-item>
          <text:p text:style-name="P50"><text:span text:style-name="T18">Criar o </text:span><text:span text:style-name="T32">(protótipo) </text:span><text:span text:style-name="T18">campo de tempo.</text:span></text:p>
        </text:list-item>
        <text:list-item>
          <text:p text:style-name="P51"><text:span text:style-name="T18">Criar os </text:span><text:span text:style-name="T32">(protótipos)</text:span><text:span text:style-name="T18"> botões de início, pausa e zerar.</text:span></text:p>
        </text:list-item>
        <text:list-item>
          <text:p text:style-name="P41">Testar o tamanho da fonte do campo de tempo.</text:p>
        </text:list-item>
        <text:list-item>
          <text:p text:style-name="P41">Estabelecer o formato campo de tempo em {minutos:segundos:milissegundos}.</text:p>
        </text:list-item>
        <text:list-item>
          <text:p text:style-name="P41">Usar um valor válido de tempo para testar a saída no campo de tempo: “o valor que aparece no campo de tempo é igual ao valor criado?”</text:p>
        </text:list-item>
        <text:list-item>
          <text:p text:style-name="P41">Programar uma contagem progressiva e testar a saída no campo de tempo: “o valor no campo de tempo é atualizado conforme a contagem?”</text:p>
        </text:list-item>
        <text:list-item>
          <text:p text:style-name="P42">Programar um limite máximo para o valor de tempo e uma forma de zerá-lo.</text:p>
        </text:list-item>
        <text:list-item>
          <text:p text:style-name="P44">Regular o código da contagem progressiva para contar exatamente os milissegundos, segundos e minutos.</text:p>
        </text:list-item>
        <text:list-item>
          <text:p text:style-name="P43">Programar o código da contagem para obedecer dois estados, [parada] e [ativa].</text:p>
        </text:list-item>
        <text:list-item>
          <text:p text:style-name="P43"><text:soft-page-break/>Criar duas variáveis no código, uma para o valor de tempo atual e outra para o valor de tempo armazenado.</text:p>
        </text:list-item>
        <text:list-item>
          <text:p text:style-name="P43">Programar as funcionalidades dos botões e testar: “os botões funcionam como o esperado?”</text:p>
        </text:list-item>
        <text:list-item>
          <text:p text:style-name="P43">Verificar se os botões funcionam em condições inesperadas.</text:p>
        </text:list-item>
        <text:list-item>
          <text:p text:style-name="P43">Verificar se o navegador não fica sobrecarregado <text:span text:style-name="T34">após longo período de tempo com o cronômetro [ativo]</text:span>.</text:p>
        </text:list-item>
        <text:list-item>
          <text:p text:style-name="P45">Estabelecer parâmetros de visualização para mobile.</text:p>
        </text:list-item>
        <text:list-item>
          <text:p text:style-name="P45">Criar configurações pra modo retrato em configuração mobile.</text:p>
        </text:list-item>
        <text:list-item>
          <text:p text:style-name="P45">Remover fundo circular em configuração mobile.</text:p>
        </text:list-item>
        <text:list-item>
          <text:p text:style-name="P45">Deixar campo de tempo transparente em configuração mobile.</text:p>
        </text:list-item>
        <text:list-item>
          <text:p text:style-name="P45">Impedir mudança de orientação em configuração mobile.</text:p>
        </text:list-item>
        <text:list-item>
          <text:p text:style-name="P45">Ajustar aparência final do cronômetro em configuração mobile.</text:p>
        </text:list-item>
        <text:list-item>
          <text:p text:style-name="P45">Ajustar aparência final do cronômetro em configuração desktop.</text:p>
        </text:list-item>
      </text:list>
      <text:p text:style-name="P14"/>
      <text:p text:style-name="P3">6. Relatório das Atividades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6">Data</text:p>
          </table:table-cell>
          <table:table-cell table:style-name="Tabela1.B1" office:value-type="string">
            <text:p text:style-name="P26">Atividade</text:p>
          </table:table-cell>
        </table:table-row>
        <table:table-row>
          <table:table-cell table:style-name="Tabela1.A2" table:number-rows-spanned="2" office:value-type="string">
            <text:p text:style-name="P16">21-<text:span text:style-name="T43">jun</text:span>-2020</text:p>
          </table:table-cell>
          <table:table-cell table:style-name="Tabela1.B2" office:value-type="string">
            <text:p text:style-name="P24">Início do projeto 001: Cronômetro</text:p>
          </table:table-cell>
        </table:table-row>
        <table:table-row>
          <table:covered-table-cell/>
          <table:table-cell table:style-name="Tabela1.B3" office:value-type="string">
            <text:p text:style-name="P17">Criação do arquivo “projeto-cronometro.odt”</text:p>
          </table:table-cell>
        </table:table-row>
        <table:table-row>
          <table:table-cell table:style-name="Tabela1.A6" table:number-rows-spanned="3" office:value-type="string">
            <text:p text:style-name="P16">23-<text:span text:style-name="T43">jun</text:span>-2020</text:p>
          </table:table-cell>
          <table:table-cell table:style-name="Tabela1.B4" office:value-type="string">
            <text:p text:style-name="P18">Cria<text:span text:style-name="T41">ção dos arquivos “crono.html”, “crono.css”, “crono.js” e “tarefas-cronometro.txt”</text:span></text:p>
          </table:table-cell>
        </table:table-row>
        <table:table-row>
          <table:covered-table-cell/>
          <table:table-cell table:style-name="Tabela1.B5" office:value-type="string">
            <text:p text:style-name="P20">Tarefas de 1 a 13 concluídas (ver tópico <text:span text:style-name="T42">5, </text:span>“Lista de Tarefas”)</text:p>
          </table:table-cell>
        </table:table-row>
        <table:table-row>
          <table:covered-table-cell/>
          <table:table-cell table:style-name="Tabela1.B6" office:value-type="string">
            <text:p text:style-name="P22">Problema 001:<text:span text:style-name="T18"> o código que conta os milissegundos não funciona como intencionado (cronômetro era atualizado em tempo irregular e apresentava problemas) e será necessário procurar soluções</text:span></text:p>
          </table:table-cell>
        </table:table-row>
        <table:table-row>
          <table:table-cell table:style-name="Tabela1.A8" table:number-rows-spanned="2" office:value-type="string">
            <text:p text:style-name="P19">25-<text:span text:style-name="T43">jun</text:span>-2020</text:p>
          </table:table-cell>
          <table:table-cell table:style-name="Tabela1.B7" office:value-type="string">
            <text:p text:style-name="P22">Solução ao problema 001:<text:span text:style-name="T18"> encontrei um código que rapidamente solucionou o problema mencionado (ver atividades na data 23-06-2020), então decidi usá-lo e deixar o código antigo como comentário para referência futura (link: </text:span><text:a xlink:type="simple" xlink:href="https://stackoverflow.com/questions/53000446/javascript-stopwatch-with-millisecond-increments" text:style-name="Internet_20_link" text:visited-style-name="Visited_20_Internet_20_Link"><text:span text:style-name="T18">https://stackoverflow.com/questions/53000446/javascript-stopwatch-with-millisecond-increment</text:span></text:a><text:span text:style-name="T18">s)</text:span></text:p>
          </table:table-cell>
        </table:table-row>
        <table:table-row>
          <table:covered-table-cell/>
          <table:table-cell table:style-name="Tabela1.B8" office:value-type="string">
            <text:p text:style-name="P25">Tarefas de 14 a 20 concluídas <text:span text:style-name="T41">(ver tópico </text:span>5, <text:span text:style-name="T41">“Lista de Tarefas”)</text:span></text:p>
          </table:table-cell>
        </table:table-row>
        <table:table-row>
          <table:table-cell table:style-name="Tabela1.A9" office:value-type="string">
            <text:p text:style-name="P21">28-<text:span text:style-name="T43">jun</text:span>-2020</text:p>
          </table:table-cell>
          <table:table-cell table:style-name="Tabela1.B9" office:value-type="string">
            <text:p text:style-name="P25">Atualização dos arquivos “projeto-cronometro.odt” e “tarefas-cronometro.txt”</text:p>
          </table:table-cell>
        </table:table-row>
        <table:table-row>
          <table:table-cell table:style-name="Tabela1.A10" office:value-type="string">
            <text:p text:style-name="P21">29-<text:span text:style-name="T43">jun</text:span>-2020</text:p>
          </table:table-cell>
          <table:table-cell table:style-name="Tabela1.B10" office:value-type="string">
            <text:p text:style-name="P25">Tarefas de 21 a 23 concluídas <text:span text:style-name="T41">(ver tópico </text:span>5, <text:span text:style-name="T41">“Lista de Tarefas”)</text:span></text:p>
          </table:table-cell>
        </table:table-row>
        <table:table-row>
          <table:table-cell table:style-name="Tabela1.A13" table:number-rows-spanned="3" office:value-type="string">
            <text:p text:style-name="P21">01-<text:span text:style-name="T43">jul</text:span>-2020</text:p>
          </table:table-cell>
          <table:table-cell table:style-name="Tabela1.B11" office:value-type="string">
            <text:p text:style-name="P25">Atualização dos arquivos “projeto-cronometro.odt” e “tarefas-cronometro.txt”</text:p>
          </table:table-cell>
        </table:table-row>
        <table:table-row>
          <table:covered-table-cell/>
          <table:table-cell table:style-name="Tabela1.B12" office:value-type="string">
            <text:p text:style-name="P25">Tarefas de 24 a 27 concluídas <text:span text:style-name="T41">(ver tópico </text:span>5, <text:span text:style-name="T41">“Lista de Tarefas”)</text:span></text:p>
          </table:table-cell>
        </table:table-row>
        <table:table-row>
          <table:covered-table-cell/>
          <table:table-cell table:style-name="Tabela1.B13" office:value-type="string">
            <text:p text:style-name="P23">Conclusão do projeto 001: Cronômetro</text:p>
          </table:table-cell>
        </table:table-row>
      </table:table>
      <text:p text:style-name="P1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ffffff" draw:opacity="100%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1T21:56:09.395000000</meta:creation-date>
    <dc:date>2021-02-12T18:25:02.213000000</dc:date>
    <meta:editing-duration>PT3H6M52S</meta:editing-duration>
    <meta:editing-cycles>31</meta:editing-cycles>
    <meta:generator>LibreOffice/6.0.6.2$Windows_X86_64 LibreOffice_project/0c292870b25a325b5ed35f6b45599d2ea4458e77</meta:generator>
    <meta:document-statistic meta:table-count="1" meta:image-count="0" meta:object-count="0" meta:page-count="4" meta:paragraph-count="81" meta:word-count="946" meta:character-count="5984" meta:non-whitespace-character-count="5159"/>
  </office:meta>
</office:document-meta>
</file>